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63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font-name="DejaVu Sans Mono" fo:font-size="12pt" fo:language="none" fo:country="none" style:font-name-asian="DejaVu Sans Mono" style:font-size-asian="12pt" style:language-asian="none" style:country-asian="none" style:font-name-complex="DejaVu Sans Mono" style:font-size-complex="12pt" style:language-complex="none" style:country-complex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6a8759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a8759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style:font-name-asian="DejaVu Sans" style:font-name-complex="Noto Sans Devanagar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opout" table:style-name="ta1">
        <table:shapes>
          <draw:frame draw:z-index="0" draw:style-name="gr1" draw:text-style-name="P1" svg:width="301.49pt" svg:height="360.74pt" svg:x="431.06pt" svg:y="120.84pt">
            <loext:p/>
            <draw:object draw:notify-on-update-of-ranges="stopout.A1:stopout.A9 stopout.E1:stopout.E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dule_load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all_another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b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m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p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dev_priv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ynamic_n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linked_lis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ct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</table:table-row>
      </table:table>
      <table:table table:name="stages" table:style-name="ta1">
        <table:shapes>
          <draw:frame draw:z-index="0" draw:style-name="gr1" draw:text-style-name="P1" svg:width="482.23pt" svg:height="271.25pt" svg:x="23.95pt" svg:y="158.66pt">
            <loext:p/>
            <draw:object draw:notify-on-update-of-ranges="stages.A8:stages.A11 stages.B8:stages.B11 stages.D8:stages.D11 stages.F8:stages.F11 stages.H8:stages.H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2">
          <table:table-cell/>
          <table:table-cell table:style-name="ce5" office:value-type="string" calcext:value-type="string" table:number-columns-spanned="2" table:number-rows-spanned="1">
            <text:p>module_load</text:p>
          </table:table-cell>
          <table:covered-table-cell/>
          <table:table-cell table:style-name="ce5" office:value-type="string" calcext:value-type="string" table:number-columns-spanned="2" table:number-rows-spanned="1">
            <text:p>call_another</text:p>
          </table:table-cell>
          <table:covered-table-cell/>
          <table:table-cell table:style-name="ce5" office:value-type="string" calcext:value-type="string" table:number-columns-spanned="2" table:number-rows-spanned="1">
            <text:p>kobjects</text:p>
          </table:table-cell>
          <table:covered-table-cell/>
          <table:table-cell table:style-name="ce5" office:value-type="string" calcext:value-type="string" table:number-columns-spanned="2" table:number-rows-spanned="1">
            <text:p>params</text:p>
          </table:table-cell>
          <table:covered-table-cell/>
          <table:table-cell table:style-name="ce5" office:value-type="string" calcext:value-type="string" table:number-columns-spanned="2" table:number-rows-spanned="1">
            <text:p>fops</text:p>
          </table:table-cell>
          <table:covered-table-cell/>
        </table:table-row>
        <table:table-row table:style-name="ro2">
          <table:table-cell office:value-type="string" calcext:value-type="string">
            <text:p>stag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</table:table>
      <table:table table:name="stopout stages" table:style-name="ta1">
        <table:shapes>
          <draw:frame draw:z-index="0" draw:style-name="gr1" draw:text-style-name="P1" svg:width="681.79pt" svg:height="305.21pt" svg:x="82.94pt" svg:y="305.69pt">
            <loext:p/>
            <draw:object draw:notify-on-update-of-ranges="'stopout stages'.B13:'stopout stages'.G13 'stopout stages'.A14:'stopout stages'.A14 'stopout stages'.B14:'stopout stages'.G14 'stopout stages'.A17:'stopout stages'.A17 'stopout stages'.B17:'stopout stages'.G17 'stopout stages'.A15:'stopout stages'.A15 'stopout stages'.B15:'stopout stages'.G15 'stopout stages'.A16:'stopout stages'.A16 'stopout stages'.B16:'stopout stages'.G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29.49pt" svg:height="354.08pt" svg:x="735.17pt" svg:y="686.49pt">
            <loext:p/>
            <draw:object draw:notify-on-update-of-ranges="'stopout stages'.B13:'stopout stages'.G13 'stopout stages'.A17:'stopout stages'.A17 'stopout stages'.B17:'stopout stages'.G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18" table:default-cell-style-name="Default"/>
        <table:table-row table:style-name="ro2">
          <table:table-cell/>
          <table:table-cell office:value-type="string" calcext:value-type="string">
            <text:p>module_load</text:p>
          </table:table-cell>
          <table:table-cell table:number-columns-repeated="2"/>
          <table:table-cell office:value-type="string" calcext:value-type="string">
            <text:p>call_another</text:p>
          </table:table-cell>
          <table:table-cell table:number-columns-repeated="2"/>
          <table:table-cell office:value-type="string" calcext:value-type="string">
            <text:p>kobjects</text:p>
          </table:table-cell>
          <table:table-cell table:number-columns-repeated="2"/>
          <table:table-cell office:value-type="string" calcext:value-type="string">
            <text:p>params</text:p>
          </table:table-cell>
          <table:table-cell table:number-columns-repeated="2"/>
          <table:table-cell office:value-type="string" calcext:value-type="string">
            <text:p>fops</text:p>
          </table:table-cell>
          <table:table-cell table:number-columns-repeated="2"/>
          <table:table-cell office:value-type="string" calcext:value-type="string">
            <text:p>cdev_privat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table:formula="of:=100 / [.C$2] * [.B2]" office:value-type="float" office:value="41.4893617021277" calcext:value-type="float">
            <text:p>41.4893617021277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formula="of:=100 / [.F$2] * [.E2]" office:value-type="float" office:value="32.8571428571429" calcext:value-type="float">
            <text:p>32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100 / [.I$2] * [.H2]" office:value-type="float" office:value="13.0434782608696" calcext:value-type="float">
            <text:p>13.043478260869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100 / [.L$2] * [.K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100 / [.O$2] * [.N2]" office:value-type="float" office:value="5.26315789473684" calcext:value-type="float">
            <text:p>5.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100 / [.R$2] * [.Q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 / [.C$2] * [.B3]" office:value-type="float" office:value="1.06382978723404" calcext:value-type="float">
            <text:p>1.06382978723404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F$2] * [.E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I$2] * [.H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L$2] * [.K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O$2] * [.N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R$2] * [.Q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C$2] * [.B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 / [.F$2] * [.E4]" office:value-type="float" office:value="1.42857142857143" calcext:value-type="float">
            <text:p>1.42857142857143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 / [.I$2] * [.H4]" office:value-type="float" office:value="4.34782608695652" calcext:value-type="float">
            <text:p>4.34782608695652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L$2] * [.K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100 / [.O$2] * [.N4]" office:value-type="float" office:value="10.5263157894737" calcext:value-type="float">
            <text:p>10.5263157894737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R$2] * [.Q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formula="of:=100 / [.R$2] * [.Q5]" office:value-type="float" office:value="7.14285714285714" calcext:value-type="float">
            <text:p>7.142857142857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formula="of:=100 / [.R$2] * [.Q6]" office:value-type="float" office:value="7.14285714285714" calcext:value-type="float">
            <text:p>7.14285714285714</text:p>
          </table:table-cell>
        </table:table-row>
        <table:table-row table:style-name="ro2" table:number-rows-repeated="6">
          <table:table-cell table:number-columns-repeated="19"/>
        </table:table-row>
        <table:table-row table:style-name="ro2">
          <table:table-cell/>
          <table:table-cell office:value-type="string" calcext:value-type="string">
            <text:p>1. module_load</text:p>
          </table:table-cell>
          <table:table-cell office:value-type="string" calcext:value-type="string">
            <text:p>2. call_another</text:p>
          </table:table-cell>
          <table:table-cell office:value-type="string" calcext:value-type="string">
            <text:p>3. kobjects</text:p>
          </table:table-cell>
          <table:table-cell office:value-type="string" calcext:value-type="string">
            <text:p>4. params</text:p>
          </table:table-cell>
          <table:table-cell office:value-type="string" calcext:value-type="string">
            <text:p>5. fops</text:p>
          </table:table-cell>
          <table:table-cell office:value-type="string" calcext:value-type="string">
            <text:p>6. cdev_priv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. Отправка решения</text:p>
          </table:table-cell>
          <table:table-cell table:formula="of:=[.D2]" office:value-type="float" office:value="41.4893617021277" calcext:value-type="float">
            <text:p>41.4893617021277</text:p>
          </table:table-cell>
          <table:table-cell table:formula="of:=[.G2]" office:value-type="float" office:value="32.8571428571429" calcext:value-type="float">
            <text:p>32.8571428571429</text:p>
          </table:table-cell>
          <table:table-cell table:formula="of:=[.J2]" office:value-type="float" office:value="13.0434782608696" calcext:value-type="float">
            <text:p>13.0434782608696</text:p>
          </table:table-cell>
          <table:table-cell table:formula="of:=[.M2]" office:value-type="float" office:value="5" calcext:value-type="float">
            <text:p>5</text:p>
          </table:table-cell>
          <table:table-cell table:formula="of:=[.P2]" office:value-type="float" office:value="5.26315789473684" calcext:value-type="float">
            <text:p>5.26315789473684</text:p>
          </table:table-cell>
          <table:table-cell table:formula="of:=[.S2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2. Сборка решения</text:p>
          </table:table-cell>
          <table:table-cell table:formula="of:=[.D3]" office:value-type="float" office:value="1.06382978723404" calcext:value-type="float">
            <text:p>1.06382978723404</text:p>
          </table:table-cell>
          <table:table-cell table:formula="of:=[.G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S3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3. Загрузка модуля в ядро</text:p>
          </table:table-cell>
          <table:table-cell table:formula="of:=[.D4]" office:value-type="float" office:value="0" calcext:value-type="float">
            <text:p>0</text:p>
          </table:table-cell>
          <table:table-cell table:formula="of:=[.G4]" office:value-type="float" office:value="1.42857142857143" calcext:value-type="float">
            <text:p>1.42857142857143</text:p>
          </table:table-cell>
          <table:table-cell table:formula="of:=[.J4]" office:value-type="float" office:value="4.34782608695652" calcext:value-type="float">
            <text:p>4.34782608695652</text:p>
          </table:table-cell>
          <table:table-cell table:formula="of:=[.M4]" office:value-type="float" office:value="0" calcext:value-type="float">
            <text:p>0</text:p>
          </table:table-cell>
          <table:table-cell table:formula="of:=[.P4]" office:value-type="float" office:value="10.5263157894737" calcext:value-type="float">
            <text:p>10.5263157894737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4. Выполнение требований задания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2">00/00/0000</text:date>, <text:time style:data-style-name="N2" text:time-value="13:04:11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8:26:07.124588088</meta:creation-date>
    <dc:date>2017-12-22T13:09:25.568000000</dc:date>
    <meta:editing-duration>PT4H49S</meta:editing-duration>
    <meta:editing-cycles>8</meta:editing-cycles>
    <meta:generator>LibreOffice/5.4.3.2$Windows_X86_64 LibreOffice_project/92a7159f7e4af62137622921e809f8546db437e5</meta:generator>
    <meta:document-statistic meta:table-count="3" meta:cell-count="2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gap-width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37cm" svg:height="12.727cm" xlink:href=".." xlink:type="simple" chart:class="chart:bar" chart:style-name="ch1">
        <chart:plot-area chart:style-name="ch2" table:cell-range-address="stopout.A1:stopout.A9 stopout.E1:stopout.E9" chart:data-source-has-labels="column" svg:x="1.223cm" svg:y="0.254cm" svg:width="9.202cm" svg:height="11.238cm">
          <chartooo:coordinate-region svg:x="1.844cm" svg:y="0.453cm" svg:width="8.581cm" svg:height="10.392cm"/>
          <chart:axis chart:dimension="x" chart:name="primary-x" chart:style-name="ch3" chartooo:axis-type="auto">
            <chartooo:date-scale/>
            <chart:title svg:x="4.603cm" svg:y="11.746cm" chart:style-name="ch4">
              <text:p>Номер задания</text:p>
            </chart:title>
            <chart:categories table:cell-range-address="stopout.A1:stopout.A9"/>
          </chart:axis>
          <chart:axis chart:dimension="y" chart:name="primary-y" chart:style-name="ch5">
            <chart:title svg:x="0.451cm" svg:y="8.722cm" chart:style-name="ch6">
              <text:p>Количество прошедших студентов, %</text:p>
            </chart:title>
            <chart:grid chart:style-name="ch7" chart:class="major"/>
          </chart:axis>
          <chart:series chart:style-name="ch8" chart:values-cell-range-address="stopout.E1:stopout.E9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topout.A1:stopout.A9</svg:desc>
                </draw:g>
              </table:table-cell>
              <table:table-cell office:value-type="float" office:value="24">
                <text:p>24</text:p>
                <draw:g>
                  <svg:desc>stopout.E1:stopout.E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13cm" svg:height="9.57cm" xlink:href=".." xlink:type="simple" chart:class="chart:line" chart:style-name="ch1">
        <chart:legend chart:legend-position="end" svg:x="12.541cm" svg:y="3.739cm" style:legend-expansion="high" chart:style-name="ch2"/>
        <chart:plot-area chart:style-name="ch3" table:cell-range-address="stages.A8:stages.B11 stages.D8:stages.D11 stages.F8:stages.F11 stages.H8:stages.H11" chart:data-source-has-labels="both" svg:x="1.351cm" svg:y="0.191cm" svg:width="10.85cm" svg:height="8.207cm">
          <chartooo:coordinate-region svg:x="1.972cm" svg:y="0.191cm" svg:width="9.949cm" svg:height="7.56cm"/>
          <chart:axis chart:dimension="x" chart:name="primary-x" chart:style-name="ch4" chartooo:axis-type="auto">
            <chartooo:date-scale/>
            <chart:title svg:x="6.203cm" svg:y="8.589cm" chart:style-name="ch5">
              <text:p>step №</text:p>
            </chart:title>
            <chart:categories table:cell-range-address="stages.A8:stages.A11"/>
          </chart:axis>
          <chart:axis chart:dimension="y" chart:name="primary-y" chart:style-name="ch6">
            <chart:title svg:x="0.451cm" svg:y="6.521cm" chart:style-name="ch7">
              <text:p>number of students passed, %</text:p>
            </chart:title>
            <chart:grid chart:style-name="ch8" chart:class="major"/>
          </chart:axis>
          <chart:series chart:style-name="ch9" chart:values-cell-range-address="stages.B8:stages.B11" loext:label-string="&quot;1. module_load&quot;" chart:class="chart:line">
            <chart:data-point chart:repeated="4"/>
          </chart:series>
          <chart:series chart:style-name="ch10" chart:values-cell-range-address="stages.D8:stages.D11" loext:label-string="&quot;2. call_another&quot;" chart:class="chart:line">
            <chart:data-point chart:repeated="4"/>
          </chart:series>
          <chart:series chart:style-name="ch11" chart:values-cell-range-address="stages.F8:stages.F11" loext:label-string="&quot;3. kobjects&quot;" chart:class="chart:line">
            <chart:data-point chart:repeated="4"/>
          </chart:series>
          <chart:series chart:style-name="ch12" chart:values-cell-range-address="stages.H8:stages.H11" loext:label-string="&quot;4. params&quot;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module_load</text:p>
              </table:table-cell>
              <table:table-cell office:value-type="string">
                <text:p>2. call_another</text:p>
              </table:table-cell>
              <table:table-cell office:value-type="string">
                <text:p>3. kobjects</text:p>
              </table:table-cell>
              <table:table-cell office:value-type="string">
                <text:p>4. param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ges.A8:stages.A11</svg:desc>
                </draw:g>
              </table:table-cell>
              <table:table-cell office:value-type="float" office:value="94">
                <text:p>94</text:p>
                <draw:g>
                  <svg:desc>stages.B8:stages.B11</svg:desc>
                </draw:g>
              </table:table-cell>
              <table:table-cell office:value-type="float" office:value="99">
                <text:p>99</text:p>
                <draw:g>
                  <svg:desc>stages.D8:stages.D11</svg:desc>
                </draw:g>
              </table:table-cell>
              <table:table-cell office:value-type="float" office:value="97">
                <text:p>97</text:p>
                <draw:g>
                  <svg:desc>stages.F8:stages.F11</svg:desc>
                </draw:g>
              </table:table-cell>
              <table:table-cell office:value-type="float" office:value="100">
                <text:p>100</text:p>
                <draw:g>
                  <svg:desc>stages.H8:stages.H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51">
                <text:p>51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08cm" svg:height="12.492cm" xlink:href=".." xlink:type="simple" chart:class="chart:line" chart:style-name="ch1">
        <chart:plot-area chart:style-name="ch2" table:cell-range-address="'stopout stages'.B13:'stopout stages'.G13 'stopout stages'.A17:'stopout stages'.G17" chart:data-source-has-labels="both" svg:x="1.455cm" svg:y="0.249cm" svg:width="20.309cm" svg:height="11.013cm">
          <chartooo:coordinate-region svg:x="2.619cm" svg:y="0.448cm" svg:width="17.966cm" svg:height="10.167cm"/>
          <chart:axis chart:dimension="x" chart:name="primary-x" chart:style-name="ch3" chartooo:axis-type="auto">
            <chartooo:date-scale/>
            <chart:title svg:x="10.904cm" svg:y="11.511cm" chart:style-name="ch4">
              <text:p>Задание</text:p>
            </chart:title>
            <chart:categories table:cell-range-address="'stopout stages'.B13:'stopout stages'.G13"/>
            <chart:grid chart:style-name="ch5" chart:class="major"/>
          </chart:axis>
          <chart:axis chart:dimension="y" chart:name="primary-y" chart:style-name="ch3">
            <chart:title svg:x="0.451cm" svg:y="8.458cm" chart:style-name="ch6">
              <text:p>Студены выполнившие задание, %</text:p>
            </chart:title>
            <chart:grid chart:style-name="ch5" chart:class="major"/>
          </chart:axis>
          <chart:series chart:style-name="ch7" chart:values-cell-range-address="'stopout stages'.B17:'stopout stages'.G17" chart:label-cell-address="'stopout stages'.A17:'stopout stages'.A17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module_load</text:p>
                <draw:g>
                  <svg:desc>'stopout stages'.B13:'stopout stages'.G13</svg:desc>
                </draw:g>
              </table:table-cell>
              <table:table-cell office:value-type="string">
                <text:p>2. call_another</text:p>
              </table:table-cell>
              <table:table-cell office:value-type="string">
                <text:p>3. kobjects</text:p>
              </table:table-cell>
              <table:table-cell office:value-type="string">
                <text:p>4. params</text:p>
              </table:table-cell>
              <table:table-cell office:value-type="string">
                <text:p>5. fops</text:p>
              </table:table-cell>
              <table:table-cell office:value-type="string">
                <text:p>6. cdev_private</text:p>
              </table:table-cell>
            </table:table-row>
          </table:table-header-rows>
          <table:table-rows>
            <table:table-row>
              <table:table-cell office:value-type="string">
                <text:p>4. Выполнение требований задания</text:p>
                <draw:g>
                  <svg:desc>'stopout stages'.A17:'stopout stages'.A17</svg:desc>
                </draw:g>
              </table:table-cell>
              <table:table-cell office:value-type="float" office:value="52">
                <text:p>52</text:p>
                <draw:g>
                  <svg:desc>'stopout stages'.B17:'stopout stages'.G1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82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53cm" svg:height="10.768cm" xlink:href=".." xlink:type="simple" chart:class="chart:line" chart:row-mapping="0 3 1 2" chart:style-name="ch1">
        <chart:legend svg:x="0cm" svg:y="9.671cm" style:legend-expansion="custom" chartooo:width="11.37cm" chartooo:height="1.096cm" style:legend-expansion-aspect-ratio="10.3740875912409" chart:style-name="ch2"/>
        <chart:plot-area chart:style-name="ch3" table:cell-range-address="'stopout stages'.B13:'stopout stages'.G16 'stopout stages'.A13:'stopout stages'.A16 'stopout stages'.A17:'stopout stages'.G17" chart:data-source-has-labels="both" svg:x="1.677cm" svg:y="0.187cm" svg:width="21.783cm" svg:height="9.413cm">
          <chartooo:coordinate-region svg:x="2.841cm" svg:y="0.386cm" svg:width="19.441cm" svg:height="8.567cm"/>
          <chart:axis chart:dimension="x" chart:name="primary-x" chart:style-name="ch4" chartooo:axis-type="auto">
            <chartooo:date-scale/>
            <chart:title svg:x="15.655cm" svg:y="9.466cm" chart:style-name="ch5">
              <text:p>Задание</text:p>
            </chart:title>
            <chart:categories table:cell-range-address="'stopout stages'.B13:'stopout stages'.G13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92cm" svg:y="8.912cm" chart:style-name="ch9">
              <text:p>Количество выбывших студентов, %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10" chart:values-cell-range-address="'stopout stages'.B14:'stopout stages'.G14" chart:label-cell-address="'stopout stages'.A14:'stopout stages'.A14" chart:class="chart:line">
            <chart:data-point chart:repeated="6"/>
          </chart:series>
          <chart:series chart:attached-axis="primary-y" chart:style-name="ch11" chart:values-cell-range-address="'stopout stages'.B17:'stopout stages'.G17" chart:label-cell-address="'stopout stages'.A17:'stopout stages'.A17" chart:class="chart:line">
            <chart:data-point chart:repeated="6"/>
          </chart:series>
          <chart:series chart:attached-axis="primary-y" chart:style-name="ch12" chart:values-cell-range-address="'stopout stages'.B15:'stopout stages'.G15" chart:label-cell-address="'stopout stages'.A15:'stopout stages'.A15" chart:class="chart:line">
            <chart:data-point chart:repeated="6"/>
          </chart:series>
          <chart:series chart:attached-axis="primary-y" chart:style-name="ch13" chart:values-cell-range-address="'stopout stages'.B16:'stopout stages'.G16" chart:label-cell-address="'stopout stages'.A16:'stopout stages'.A1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module_load</text:p>
                <draw:g>
                  <svg:desc>'stopout stages'.B13:'stopout stages'.G13</svg:desc>
                </draw:g>
              </table:table-cell>
              <table:table-cell office:value-type="string">
                <text:p>2. call_another</text:p>
              </table:table-cell>
              <table:table-cell office:value-type="string">
                <text:p>3. kobjects</text:p>
              </table:table-cell>
              <table:table-cell office:value-type="string">
                <text:p>4. params</text:p>
              </table:table-cell>
              <table:table-cell office:value-type="string">
                <text:p>5. fops</text:p>
              </table:table-cell>
              <table:table-cell office:value-type="string">
                <text:p>6. cdev_private</text:p>
              </table:table-cell>
            </table:table-row>
          </table:table-header-rows>
          <table:table-rows>
            <table:table-row>
              <table:table-cell office:value-type="string">
                <text:p>1. Отправка решения</text:p>
                <draw:g>
                  <svg:desc>'stopout stages'.A14:'stopout stages'.A14</svg:desc>
                </draw:g>
              </table:table-cell>
              <table:table-cell office:value-type="float" office:value="41.4893617021277">
                <text:p>41.4893617021277</text:p>
                <draw:g>
                  <svg:desc>'stopout stages'.B14:'stopout stages'.G14</svg:desc>
                </draw:g>
              </table:table-cell>
              <table:table-cell office:value-type="float" office:value="32.8571428571429">
                <text:p>32.8571428571429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5">
                <text:p>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 Выполнение требований задания</text:p>
                <draw:g>
                  <svg:desc>'stopout stages'.A17:'stopout stages'.A17</svg:desc>
                </draw:g>
              </table:table-cell>
              <table:table-cell office:value-type="float" office:value="52">
                <text:p>52</text:p>
                <draw:g>
                  <svg:desc>'stopout stages'.B17:'stopout stages'.G1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82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. Сборка решения</text:p>
                <draw:g>
                  <svg:desc>'stopout stages'.A15:'stopout stages'.A15</svg:desc>
                </draw:g>
              </table:table-cell>
              <table:table-cell office:value-type="float" office:value="1.06382978723404">
                <text:p>1.06382978723404</text:p>
                <draw:g>
                  <svg:desc>'stopout stages'.B15:'stopout stages'.G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 Загрузка модуля в ядро</text:p>
                <draw:g>
                  <svg:desc>'stopout stages'.A16:'stopout stages'.A16</svg:desc>
                </draw:g>
              </table:table-cell>
              <table:table-cell office:value-type="float" office:value="0">
                <text:p>0</text:p>
                <draw:g>
                  <svg:desc>'stopout stages'.B16:'stopout stages'.G16</svg:desc>
                </draw:g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0">
                <text:p>0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